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tentielle Einflussfaktoren und bisherige Erkenntnisse über die Struktur in NRW</text:p>
      <text:p text:style-name="Text_20_body"/>
      <text:p text:style-name="Text_20_body">Bilanziert man die vorausgegangenen Ergebnisse zu den Eingliederungshilfen gem. § 35a SGB VIII auf kommunaler Ebene, so können folgende Punkte festgehalten werden: </text:p>
      <text:list xml:id="list4565741724438616556" text:style-name="L1">
        <text:list-item>
          <text:p text:style-name="P1"><text:s/>Die Spannweite der Inanspruchnahme von Eingliederungshilfen gem. § 35a SGB VIII in den Jugendamtsbezirken fällt wesentlich größer aus als bei den Hilfen zur Erziehung, die über den ASD organisiert werden. Im Rheinland ist die Inanspruchnahme höher als in Westfalen-Lippe. </text:p>
        </text:list-item>
        <text:list-item>
          <text:p text:style-name="P1">Seit 2010 ist die Inanspruchnahme von „35a-Hilfen“ in einem Großteil der Jugendäm ter besonders stark gestiegen. Damit fand ein flächendeckender Ausbau dieses Leistungsbereichs in NRW statt. </text:p>
        </text:list-item>
        <text:list-item>
          <text:p text:style-name="P1">Die Bedeutung von Eingliederungshilfen im Vergleich zu Hilfen zur Erziehung gestaltet sich auf lokaler Ebene unterschiedlich. Der Zusammenhang zwischen der Inanspruch nahme von „35a-Hilfen“ und der Inanspruchnahme von „ASD-Hilfen“ ist statistisch gesehen nur schwach positiv und trägt kaum zur Erklärung der kommunalen Unterschiede bei. </text:p>
        </text:list-item>
        <text:list-item>
          <text:p text:style-name="P1">Das Verhältnis zwischen den Eingliederungshilfen nach SGB VIII und SGB IX variiert vor Ort sehr stark. Zwischen der Inanspruchnahme von Eingliederungshilfen nach SGB IX 111 August 2023 Entwicklungen bei der Inanspruchnahme und den Ausgaben erzieherischer Hilfen in Nordrhein-Westfalen für Minderjährige sowie der Inanspruchnahme von „35a-Hilfen“ zeigt sich jedoch kein Zusammenhang auf kommunaler Ebene. </text:p>
        </text:list-item>
        <text:list-item>
          <text:p text:style-name="P1">Die Inanspruchnahme von Eingliederungshilfen gem. § 35a SGB VIII steht – anders als bei den Hilfen zur Erziehung – in keinem Zusammenhang zu der Belastungsklasse. Mit Blick auf den Strukturtyp fallen die Inanspruchnahmen in den kreisfreien Städten am höchsten aus, gefolgt von den größeren kreisangehörigen Städten. Am niedrigsten ist die Quote in den Landkreisen. An dieser Stelle bleibt offen, inwieweit die Ergebnisse zu den Strukturtypen in Verbindung zu den starken Unterschieden zwischen Rheinland und Westfalen-Lippe stehen. Es stellt sich die Frage, ob sich Kommunen der beiden Landes teile strukturell voneinander unterscheiden und dies deshalb zu unterschiedlichen Inan spruchnahmequoten zwischen Rheinland und Westfalen-Lippe führt oder ob sich auch andere Differenzierungskriterien als Einflussfaktoren zeigen. Ein differenzierter Blick auf die beiden Landesteile wäre für weitere regionalspezifische Auswertungen vor diesem Hintergrund lohnenswert </text:p>
        </text:list-item>
      </text:list>
      <text:p text:style-name="Text_20_body">Quelle: HzE Bericht 2023, S. 111, Datenbasis aus 2021</text:p>
      <text:p text:style-name="Text_20_body"/>
      <text:p text:style-name="Text_20_body"/>
      <text:p text:style-name="Text_20_body">Die Eingliederungshilfen für Kinder und Jugendliche mit einer (drohenden) seelischen Behinderung nach § 35a SGB VIII gehören zwar rechtssystematisch nicht zu den Hilfen zur Erziehung gem. §§ 27ff. SGB VIII, in der Praxis sind jedoch Verbindungen zu und Wechselwirkungen mit den Leistungen der Hilfen zur Erziehung nicht aus geschlossen. Darüber hinaus sind Jugendämter bei dem Leistungstatbestand immer wieder mit Verfahrensfragen zur Abgrenzung zu der Eingliederungshilfe gem. SGB IX beschäftigt. Als Vergleichsgrundlage dienen ausschließlich die Inanspruchnahmequoten der Altersgruppe 6 bis unter 18 Jahre. Denn sowohl Angebote im Bereich der Frühförderung als auch Angebote für junge Volljährige unterscheiden sich hinsichtlich der Bezeichnung und Zuordnung stark zwischen den Ländern. Dabei werden extreme Differenzen sichtbar: So gibt der Jugendamtsbezirk mit der höchsten Quote 469 Eingliederungshilfen gemäß § 35a SGB VIII pro 10.000 der altersgleichen Bevölkerung an, während 2 Jugendämter überhaupt keine dieser Hilfen verzeichnen. Allerdings handelt es sich bei dem Maximumwert um eine extre me Ausnahme. Werden die 20 höchsten und niedrigsten Werte nicht berücksichtigt, ergibt sich <text:soft-page-break/>jedoch immer noch eine Spannweite von 30 bis zu 281 Inanspruchnahmepunkten. Dies entspricht einem Faktor von 9,4 womit die regionalen Unterschiede bei den Eingliederungshilfen deutlich stärker ausfallen als bei den Hilfen zur Erziehung. Für die Bewertung der als Histogramm dargestellten Verteilung (vgl. Abb. 4.9) ist der Vergleich mit den Vorjahren ab der zweiten Druckausgabe des „Monitor Hilfen zur Erziehung“ aufschlussreich.So war für die Datenbasis 2011 noch eine extreme „Rechtsschiefe“ der Verteilung festzustellen: Mehr als die Hälfte der Jugendämter verzeichnete weniger als 45 Inanspruchnahmepunkte bei den Hilfen gemäß § 35a SGB VIII, während die andere Hälfte sich auf einen sehr großen Wertebereich verteilte. Bis 2020 hat sich eine Entwicklung fortgesetzt, die schon 2016 sichtbar wurde: So hat sich das „Mittelfeld“ rund um den Medianwert von inzwischen 115 Hilfen pro 10.000 der 6 bis unter 18Jährigen immer mehr verbreitert. Die Eingliederungshilfe gem. § 35a SGB VIII ist damit in den meisten Jugendamtsbezirken zum festen Bestandteil der Kinder und Jugendhilfe geworden. Weiterhin variiert die quantitative Bedeutung allerdings stark. In immerhin 146 Jugendamtsbezirken (26%) ist die Inanspruchnahmequote der (überwiegend ambulanten) Eingliederungshilfen gemäß § 35a SGB VIII höher als die aller ambulanten Hilfen zur Erziehung zusammen, wobei diese Werte aufgrund der unterschiedlichen Alterszuschnitte nur grob vergleichbar sind (ohne Abbildung). In den meis ten Jugendamtsbezirken haben die „35aHilfen“ jedoch weiterhin eine zahlenmäßig geringere Bedeutung. Eine negative Korrelation zwischen der Höhe der Inanspruchnahme von Eingliederungshilfen und ambulanten Hilfen zur Erziehung besteht übrigens nicht. Ein starker Einsatz der Eingliederungshilfen gem. § 35a SGB VIII geht also nicht mit einer besonders niedrigen Inanspruchnahme anderer ambulanter Hilfen einher. Im Gegenteil ist der Zusammenhang positiv, allerdings nur schwach. Wie die Karte sichtbar macht, gehen aber zumindest in einigen Jugendamtsbezirken hohe Inanspruchnahmequoten bei den „35aHilfen“ auch mit einer starken Nutzung von Hilfen zur Erziehung einher. Die Kartendarstellung zeigt – anders als die der Hilfen zur Erziehung – kein Übergewicht der Inanspruchnahmequoten im Norden Deutschlands. Stattdessen sind „Häufungen“ vor allem in Bayern, Niedersachsen, Nordrhein Westfalen und Brandenburg sowie stellenweise auch in Rheinland Pfalz, Schleswig Holstein und Baden Württemberg festzustellen. Diese regionale Verteilung hat sich trotz des insgesamt starken Zuwachses im Grundsatz seit dem Jahr 2011 nicht wesentlich verändert. Regio nen, die bereits im Jahr 2011 überdurchschnittlich hohe Inanspruchnahmequoten der Eingliederungshilfen gemäß § 35a SGB VIII verzeichneten, haben seitdem tendenziell diese Eingliederungshilfen weiter ausgebaut, sodass in diesen Regionen auch im Jahr 2020 vergleichsweise hohe Inanspruchnahmequoten auftreten (ohne Abbil dung). Nichtsdestotrotz haben andere Gebiete „auf geholt“, insbesondere auch solche in räumlicher Nähe. Weiterhin gibt es Bundesländer, in denen diese Hilfeform flächendeckend selten in Anspruch genommen wird. </text:p>
      <text:p text:style-name="Text_20_body">Aus: Monitor_Hilfen_zur_Erziehung_2023, S. 37</text:p>
      <text:p text:style-name="Text_20_body"/>
      <text:p text:style-name="Text_20_body"/>
      <text:p text:style-name="Text_20_body">Lebenslagen der Adressat:innen von Eingliederungshilfen gem. § 35a SGB VIII </text:p>
      <text:p text:style-name="Text_20_body">Die familiären Lebensbedingungen haben einen Einfluss auf das Aufwachsen von Kindern und Jugendlichen. Fami lienformen, die sozioökonomische Lage sowie der Migra tionsstatus stehen hier in einem besonderen Fokus, weil spezielle familiäre Bedingungen, wie der Status „alleiner ziehend“ sowie materielle Belastungen der Familie, aber auch der Migrationshintergrund nicht nur die Lebens lagen junger Menschen in sozialen Disparitäten fördern, sondern auch Risikolagen darstellen können (vgl. Au tor:innengruppe Bildungsberichterstattung 2022: 46ff.). 95 In den Detailanalysen zu ausgewählten Merkmalen, die über Einzeldatenauswertungen erfolgen, können nur die 6- bis unter 9-Jährigen anstatt der 6- bis unter 10-Jährigen ausgewiesen werden. Hier werden auch alle „35a-Hilfen“ betrachtet. 121 6. Eingliederungshilfen (SGB VIII/SGB IX) Im Einzelnen können folgende Ergebnisse zu den Le benslagen aus der KJH-Statistik festgehalten werden (vgl. Abb. 3): • Familienstatus Laut Ergebnissen des Mikrozensus 2021 handelt es sich bei <text:soft-page-break/>18,0% aller Familienformen mit Kindern unter 18 Jahren bundesweit um Allein erziehendenfamilien.  6a.6 Von den jungen Menschen, für die 2021 eine Leistung im Rahmen der ambulanten EGH begonnen hat, lebten hingegen zum Zeitpunkt der Hilfegewährung 31,0% in Alleinerziehendenfamilien.  6a.12 Der Anteil dieser Familienform ist bei stationären Hilfen gem. § 35a SGB VIII mit 42,0% noch höher. In beiden Hilfesettings haben sich die Werte gegenüber 2008 wenig verändert. Dennoch sind bei beiden Formen von EGH Alleinerziehenden haushalte überrepräsentiert. Dieser Befund wird bestärkt durch einschlägige empirische Studien, wonach psychosoziale Risiken bei Kindern und Jugendlichen auch von familiären Verhältnissen und Konflikten be einflusst werden, die sich auch in der Pandemiezeit verstärkt zeigten (vgl. Zok/Roick 2022; Stiftung Kinder gesundheit 2023). • Transferleistungsbezug  6a.7 Ein Bezug von Transf erleistungen96 wird für 22,0% der im Jahre 2021 be gonnenen ambulanten „35a-Hilfen“ angegeben (vgl. Abb. 4). Der für die Erziehungsberatung konstatierte Mittelschichtsbias zeigt sich demnach in der Tendenz auch für ambulante EGH bei seelischer Behinderung. Hintergrund ist womöglich, dass die verwaltungstechnisch aufwendige Beantragung von Eingliederungshilfen eher von informierten Mittelschichtfa milien – speziell im Kontext von schulbezogenen „35a-Hilfen – vorgenommen wird (vgl. Deutscher Bundestag 2013: 340).  6a.13 Bei begonnenen stationären EGH gem. §  35a SGB VIII wird mit 40,3% ein höherer Anteil junger Menschen, deren Familien gleichzeitig Transferleistungen beziehen, gegenüber dem ambulanten Leistungssegment im Rahmen von „35a-Hilfen“ deutlich. Der Wert fällt im Vergleich zu den stationären Hilfen zur Erziehung geringer aus (59,2%; vgl. hierzu Kap. 5). Auch zu den Adressat:innen der EGH nach SGB  IX fallen die Quoten zum Transferleistungsbezug deutlich höher aus, wenn gleich da der SGB-II-Bezug zugrunde liegt (1,3%) (vgl. Kap. 6b). Im Vergleich zu denjenigen in der Gesamtbevölkerung, die auf eine Mindestsicherung97 angewiesen sind (8,0%), sind Familien mit Transferleistungen in den „35a-Hilfen“ überrepräsentiert. Der Datenreport 2021 der Bundeszentrale für politische Bildung verweist mit Rekurs auf die KiGGS-Studie ebenfalls einmal mehr darauf, dass psychische Auffälligkeiten vermehrt bei Kinder und Jugendlichen mit niedrigem sozioökonomischen Status auftreten (vgl. bpb 2021: 340ff.). • Migrationshintergrund  6a.8 Ein im Vergleich zu den Hilfen zur Erziehung spezifischer Charakter der ambulanten EGH und die damit verbundenen auffäl ligen Parallelen zur Erziehungsberatung bestätigen sich bei allen konzeptionellen Unterschieden dieser Hilfearten auch mit Blick auf den Anteil der Familien mit einem Migra tionshintergrund. Während bei den Hilfen zur Erziehung jenseits der Erziehungsberatung der Anteil der jungen Menschen mit einem Migra tionshintergrund – hier bezogen auf die zu Hause gesprochene nichtdeutsche Familiensprache – mit 25,4% für den Bereich der ambulanten Hilfen zur Er ziehung ausgewiesen wird, liegt dieser Wert für die Erziehungsberatung im Jahre 2021 gerade einmal bei 12,1%. Bei den ambulanten EGH zeigt sich mit 13,4% ein ähnlich hoher Wert (vgl. Abb.  4). 6a.14 Bei stationären EGH ist der Anteil noch geringer: Hier wird für 10,2% der jungen Menschen angegeben, dass die Familiensprache nicht Deutsch ist.98 Hier fallen die Anteile ähnlich hoch aus wie bei den Empfänger:in nen von EGH nach SGB IX (vgl. Kap. 6b) </text:p>
      <text:p text:style-name="Text_20_body">Aus: Kinder_und_Jugendhilfereport_2024, S.1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1-16T15:09:26.85</meta:creation-date>
    <meta:document-statistic meta:table-count="0" meta:image-count="0" meta:object-count="0" meta:page-count="3" meta:paragraph-count="13" meta:word-count="1557" meta:character-count="11499"/>
    <dc:date>2026-01-16T15:10:03.96</dc:date>
    <meta:editing-duration>PT37S</meta:editing-duration>
    <meta:editing-cycles>1</meta:editing-cycles>
    <meta:generator>OpenOffice/4.1.15$Win32 OpenOffice.org_project/4115m2$Build-9813</meta:generator>
  </office:meta>
</office:document-meta>
</file>